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hu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tin</text:p>
          </table:table-cell>
        </table:table-row>
      </table:table>
      <table:table table:name="Act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ert John Downey, J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s Eva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lett johans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 bro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ilia Clar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yan Reynold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l smi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mmy Lee Jon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den Ehrenreich</text:p>
          </table:table-cell>
        </table:table-row>
      </table:table>
      <table:table table:name="Movie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ngers: Infinity W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tain America: Civil W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Pool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o: A Star wars Sto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m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n in Black 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 before y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ice from the stone</text:p>
          </table:table-cell>
        </table:table-row>
      </table:table>
      <table:table table:name="Genre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ience fic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d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ystery</text:p>
          </table:table-cell>
        </table:table-row>
      </table:table>
      <table:table table:name="Movie-Gen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vie</text:p>
          </table:table-cell>
          <table:table-cell table:style-name="Default" office:value-type="string" calcext:value-type="string">
            <text:p>gen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</table:table-row>
      </table:table>
      <table:table table:name="Movie-Ca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ovie-watch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ov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avorite-Act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6:41:42.8551729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04:42.904014505</meta:creation-date>
    <dc:date>2019-03-24T16:42:00.668444760</dc:date>
    <meta:editing-duration>PT36M29S</meta:editing-duration>
    <meta:editing-cycles>37</meta:editing-cycles>
    <meta:generator>LibreOffice/6.0.3.2$Linux_X86_64 LibreOffice_project/00m0$Build-2</meta:generator>
    <meta:document-statistic meta:table-count="8" meta:cell-count="162" meta:object-count="0"/>
  </office:meta>
</office:document-meta>
</file>